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4.094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6" table:number-columns-repeated="2" table:default-cell-style-name="Default"/>
        <table:table-column table:style-name="co7" table:visibility="collapse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lumn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specialidad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Doc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araz</text:p>
          </table:table-cell>
          <table:table-cell office:value-type="string" calcext:value-type="string">
            <text:p>Joaquín Leandro David </text:p>
          </table:table-cell>
          <table:table-cell office:value-type="float" office:value="49810411" calcext:value-type="float">
            <text:p>49810411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lcaraz, Juncal, Lucero, Luján, Man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Sofía Angélica</text:p>
          </table:table-cell>
          <table:table-cell table:number-columns-repeated="3"/>
          <table:table-cell office:value-type="string" calcext:value-type="string">
            <text:p>6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ada Bascope</text:p>
          </table:table-cell>
          <table:table-cell office:value-type="string" calcext:value-type="string">
            <text:p>Victoria Abril </text:p>
          </table:table-cell>
          <table:table-cell office:value-type="float" office:value="50717603" calcext:value-type="float">
            <text:p>50717603</text:p>
          </table:table-cell>
          <table:table-cell office:value-type="string" calcext:value-type="string">
            <text:p>23/11/2010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redondo</text:p>
          </table:table-cell>
          <table:table-cell office:value-type="string" calcext:value-type="string">
            <text:p>Facundo</text:p>
          </table:table-cell>
          <table:table-cell office:value-type="float" office:value="50256549" calcext:value-type="float">
            <text:p>50256549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rredondo facundo, Ravanelli Iván, Prado Mateos, Palermo Alejo, Martinez fabrizi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abajal</text:p>
          </table:table-cell>
          <table:table-cell office:value-type="string" calcext:value-type="string">
            <text:p>Dylan</text:p>
          </table:table-cell>
          <table:table-cell office:value-type="float" office:value="50539858" calcext:value-type="float">
            <text:p>50539858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Tiziano</text:p>
          </table:table-cell>
          <table:table-cell table:number-columns-repeated="3"/>
          <table:table-cell office:value-type="string" calcext:value-type="string">
            <text:p>6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tera</text:p>
          </table:table-cell>
          <table:table-cell office:value-type="string" calcext:value-type="string">
            <text:p>Ulises Nicolás</text:p>
          </table:table-cell>
          <table:table-cell office:value-type="float" office:value="50276187" calcext:value-type="float">
            <text:p>50276187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apparo </text:p>
          </table:table-cell>
          <table:table-cell office:value-type="string" calcext:value-type="string">
            <text:p>Tiago Benjamin</text:p>
          </table:table-cell>
          <table:table-cell office:value-type="float" office:value="49419297" calcext:value-type="float">
            <text:p>49419297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ucusea Quiroga</text:p>
          </table:table-cell>
          <table:table-cell office:value-type="string" calcext:value-type="string">
            <text:p>Zaira Ruth</text:p>
          </table:table-cell>
          <table:table-cell office:value-type="float" office:value="50507317" calcext:value-type="float">
            <text:p>50507317</text:p>
          </table:table-cell>
          <table:table-cell office:value-type="string" calcext:value-type="string">
            <text:p>16/07/2010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Santino</text:p>
          </table:table-cell>
          <table:table-cell office:value-type="float" office:value="50658293" calcext:value-type="float">
            <text:p>50658293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rías Ruiz</text:p>
          </table:table-cell>
          <table:table-cell office:value-type="string" calcext:value-type="string">
            <text:p>Candelaria Luisana </text:p>
          </table:table-cell>
          <table:table-cell office:value-type="float" office:value="49960662" calcext:value-type="float">
            <text:p>49960662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Thiago</text:p>
          </table:table-cell>
          <table:table-cell office:value-type="float" office:value="50717565" calcext:value-type="float">
            <text:p>50717565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cal</text:p>
          </table:table-cell>
          <table:table-cell office:value-type="string" calcext:value-type="string">
            <text:p>Demian Ignacio</text:p>
          </table:table-cell>
          <table:table-cell office:value-type="float" office:value="50142917" calcext:value-type="float">
            <text:p>50142917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lcaraz, Juncal, Lucero, Lujan, Man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mos</text:p>
          </table:table-cell>
          <table:table-cell office:value-type="string" calcext:value-type="string">
            <text:p>Sophie Micaela</text:p>
          </table:table-cell>
          <table:table-cell office:value-type="float" office:value="50656018" calcext:value-type="float">
            <text:p>50656018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scano</text:p>
          </table:table-cell>
          <table:table-cell office:value-type="string" calcext:value-type="string">
            <text:p>Mateo</text:p>
          </table:table-cell>
          <table:table-cell office:value-type="float" office:value="50686604" calcext:value-type="float">
            <text:p>50686604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Thiago Valentín</text:p>
          </table:table-cell>
          <table:table-cell office:value-type="float" office:value="49602531" calcext:value-type="float">
            <text:p>49602531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lcaraz, Juncal, Lucero, Luján, Manrique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jan</text:p>
          </table:table-cell>
          <table:table-cell office:value-type="string" calcext:value-type="string">
            <text:p>Thiago Gabriel</text:p>
          </table:table-cell>
          <table:table-cell office:value-type="float" office:value="49927919" calcext:value-type="float">
            <text:p>49927919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joaquin alcaraz, juncal demian, lujan thiago, lucero valentin, Tahiel man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na Serrano </text:p>
          </table:table-cell>
          <table:table-cell office:value-type="string" calcext:value-type="string">
            <text:p>Benicio valentin</text:p>
          </table:table-cell>
          <table:table-cell office:value-type="float" office:value="50987882" calcext:value-type="float">
            <text:p>50987882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idana</text:p>
          </table:table-cell>
          <table:table-cell office:value-type="string" calcext:value-type="string">
            <text:p>Kevin Nahuel</text:p>
          </table:table-cell>
          <table:table-cell office:value-type="float" office:value="4973505" calcext:value-type="float">
            <text:p>4973505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RIQUE DI FLORIO</text:p>
          </table:table-cell>
          <table:table-cell office:value-type="string" calcext:value-type="string">
            <text:p>Tahiel Eliseo</text:p>
          </table:table-cell>
          <table:table-cell office:value-type="float" office:value="50276004" calcext:value-type="float">
            <text:p>50276004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lcaraz, Juncal, Lucero, Lujan y Man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fabrizio</text:p>
          </table:table-cell>
          <table:table-cell office:value-type="float" office:value="49804684" calcext:value-type="float">
            <text:p>49804684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Venus Yasmìn</text:p>
          </table:table-cell>
          <table:table-cell office:value-type="float" office:value="49626775" calcext:value-type="float">
            <text:p>49626775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seyra</text:p>
          </table:table-cell>
          <table:table-cell office:value-type="string" calcext:value-type="string">
            <text:p>isabella giuliana</text:p>
          </table:table-cell>
          <table:table-cell office:value-type="float" office:value="50490163" calcext:value-type="float">
            <text:p>50490163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inidad Sanabria</text:p>
          </table:table-cell>
          <table:table-cell office:value-type="string" calcext:value-type="string">
            <text:p>Matías Hernan</text:p>
          </table:table-cell>
          <table:table-cell office:value-type="float" office:value="50141365" calcext:value-type="float">
            <text:p>50141365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dela</text:p>
          </table:table-cell>
          <table:table-cell office:value-type="string" calcext:value-type="string">
            <text:p>Giuliana Abril</text:p>
          </table:table-cell>
          <table:table-cell office:value-type="float" office:value="49676632" calcext:value-type="float">
            <text:p>49676632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ocent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Nelson Gabriel</text:p>
          </table:table-cell>
          <table:table-cell office:value-type="float" office:value="22965726" calcext:value-type="float">
            <text:p>2296572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Raul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telli</text:p>
          </table:table-cell>
          <table:table-cell office:value-type="string" calcext:value-type="string">
            <text:p>Carolin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rano </text:p>
          </table:table-cell>
          <table:table-cell office:value-type="string" calcext:value-type="string">
            <text:p>Facundo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 Costa Cardante</text:p>
          </table:table-cell>
          <table:table-cell office:value-type="string" calcext:value-type="string">
            <text:p>David Alejandro</text:p>
          </table:table-cell>
          <table:table-cell office:value-type="float" office:value="40090104" calcext:value-type="float">
            <text:p>4009010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mas Rendon</text:p>
          </table:table-cell>
          <table:table-cell office:value-type="string" calcext:value-type="string">
            <text:p>Juan Manuel</text:p>
          </table:table-cell>
          <table:table-cell office:value-type="float" office:value="45465583" calcext:value-type="float">
            <text:p>4546558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Noemí</text:p>
          </table:table-cell>
          <table:table-cell office:value-type="float" office:value="27925268" calcext:value-type="float">
            <text:p>27925268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3:Sheet1.K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09:27:52.569956273</meta:creation-date>
    <dc:date>2026-04-17T11:30:58.902948718</dc:date>
    <meta:editing-duration>PT53M45S</meta:editing-duration>
    <meta:editing-cycles>11</meta:editing-cycles>
    <meta:generator>LibreOffice/24.2.7.2$Linux_X86_64 LibreOffice_project/420$Build-2</meta:generator>
    <meta:document-statistic meta:table-count="1" meta:cell-count="204" meta:object-count="0"/>
  </office:meta>
</office:document-meta>
</file>